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ingleByteEncoding.getCharacterForIndex( int codePo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SingleByteEncoding.getCharNam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SingleByteEncoding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ngleByteEnco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ngleByteEncoding.map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ingleByteEncod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ngleByteEncoding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ngleByteEncoding.SimpleSingleByteEncod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ngleByteEncoding.addCharacter( NamedCharacte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SingleByteEncoding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ngleByteEncoding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